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00000028FA4FFB9D610845698.png" manifest:media-type="image/png"/>
  <manifest:file-entry manifest:full-path="Pictures/100000010000038D0000033157C80C1269BA3361.png" manifest:media-type="image/png"/>
  <manifest:file-entry manifest:full-path="Pictures/10000001000003990000032A92FB1F11C9D99EC6.png" manifest:media-type="image/png"/>
  <manifest:file-entry manifest:full-path="Pictures/100000010000038A00000324029AA93406F210B8.png" manifest:media-type="image/png"/>
  <manifest:file-entry manifest:full-path="Pictures/100000010000039D000002D882D5C0041BCCF800.png" manifest:media-type="image/png"/>
  <manifest:file-entry manifest:full-path="Pictures/10000001000003830000012FFAC18BF873E159D2.png" manifest:media-type="image/png"/>
  <manifest:file-entry manifest:full-path="Pictures/100000010000038C000003157DA985CEF70D6039.png" manifest:media-type="image/png"/>
  <manifest:file-entry manifest:full-path="Pictures/100000010000039200000338B41BE62ECA640427.png" manifest:media-type="image/png"/>
  <manifest:file-entry manifest:full-path="Pictures/10000001000001EA00000298A5D9FC8A290025F3.png" manifest:media-type="image/png"/>
  <manifest:file-entry manifest:full-path="Pictures/100000010000039C0000030F3AB1B90DCF5CCAD9.png" manifest:media-type="image/png"/>
  <manifest:file-entry manifest:full-path="Pictures/100000010000038E000002E3DDD87B2292D76252.png" manifest:media-type="image/png"/>
  <manifest:file-entry manifest:full-path="Pictures/100000010000038D000003319818D04A2C4EA83E.png" manifest:media-type="image/png"/>
  <manifest:file-entry manifest:full-path="Pictures/100000010000039D000002750398EEA11F39AFC1.png" manifest:media-type="image/png"/>
  <manifest:file-entry manifest:full-path="Pictures/100000010000039D0000010DED3D1A87013B1E97.png" manifest:media-type="image/png"/>
  <manifest:file-entry manifest:full-path="Pictures/100000010000038F0000012F92AE81C1719194C7.png" manifest:media-type="image/png"/>
  <manifest:file-entry manifest:full-path="Pictures/100000010000038E000002FB85E8A30CB01C54DD.png" manifest:media-type="image/png"/>
  <manifest:file-entry manifest:full-path="Pictures/100000010000038E000003540EDEC0B7A10E6C73.png" manifest:media-type="image/png"/>
  <manifest:file-entry manifest:full-path="Pictures/100000010000038E000001DD00DB3519CB1E78BE.png" manifest:media-type="image/png"/>
  <manifest:file-entry manifest:full-path="Pictures/10000001000003910000034EA5A44FDA682DE0AD.png" manifest:media-type="image/png"/>
  <manifest:file-entry manifest:full-path="Pictures/10000001000003920000035345FDC20958F26F5C.png" manifest:media-type="image/png"/>
  <manifest:file-entry manifest:full-path="Pictures/100000010000039D000003272E28CF069085CD56.png" manifest:media-type="image/png"/>
  <manifest:file-entry manifest:full-path="Pictures/100000010000038F00000350F9B1A4963842CD2D.png" manifest:media-type="image/png"/>
  <manifest:file-entry manifest:full-path="Pictures/100000010000038E00000318D4ED7A97E6E36696.png" manifest:media-type="image/png"/>
  <manifest:file-entry manifest:full-path="Pictures/100000010000039D00000275DF30F4A78AE4ABEF.png" manifest:media-type="image/png"/>
  <manifest:file-entry manifest:full-path="Pictures/100000010000029A0000023D75ACF80770337F54.png" manifest:media-type="image/png"/>
  <manifest:file-entry manifest:full-path="Pictures/10000001000002E600000180AB8EB79175A7C68D.png" manifest:media-type="image/png"/>
  <manifest:file-entry manifest:full-path="Pictures/100000010000038F0000018FB2015CAAFFEB17FF.png" manifest:media-type="image/png"/>
  <manifest:file-entry manifest:full-path="Pictures/100000010000037A0000032687C42A0BC1F01444.png" manifest:media-type="image/png"/>
  <manifest:file-entry manifest:full-path="Pictures/1000000100000380000002ED918A0A9AD8F1477B.png" manifest:media-type="image/png"/>
  <manifest:file-entry manifest:full-path="Pictures/1000000100000380000002ED23A7BE770F0F1A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46930"/>
    </style:style>
    <style:style style:name="P2" style:family="paragraph" style:parent-style-name="Standard">
      <style:paragraph-properties fo:break-before="page"/>
      <style:text-properties officeooo:paragraph-rsid="00146930"/>
    </style:style>
    <style:style style:name="P3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4" text:anchor-type="char" svg:x="-1.965cm" svg:y="-2cm" svg:width="17cm" svg:height="4.942cm" draw:z-index="24"><draw:image xlink:href="Pictures/100000010000039D0000010DED3D1A87013B1E97.png" xlink:type="simple" xlink:show="embed" xlink:actuate="onLoad" draw:mime-type="image/png"/></draw:frame><draw:frame draw:style-name="fr1" draw:name="Image25" text:anchor-type="char" svg:x="2cm" svg:y="1.748cm" svg:width="17cm" svg:height="6.015cm" draw:z-index="25"><draw:image xlink:href="Pictures/100000010000039D00000275DF30F4A78AE4ABEF.png" xlink:type="simple" xlink:show="embed" xlink:actuate="onLoad" draw:mime-type="image/png"/></draw:frame><draw:frame draw:style-name="fr1" draw:name="Image26" text:anchor-type="char" svg:x="-2cm" svg:y="5.41cm" svg:width="12.552cm" svg:height="5.505cm" draw:z-index="26"><draw:image xlink:href="Pictures/100000010000039C0000030F3AB1B90DCF5CCAD9.png" xlink:type="simple" xlink:show="embed" xlink:actuate="onLoad" draw:mime-type="image/png"/></draw:frame><draw:frame draw:style-name="fr1" draw:name="Image27" text:anchor-type="char" svg:x="-2.392cm" svg:y="9.62cm" svg:width="11.543cm" svg:height="10.248cm" draw:z-index="27"><draw:image xlink:href="Pictures/100000010000039D000003272E28CF069085CD56.png" xlink:type="simple" xlink:show="embed" xlink:actuate="onLoad" draw:mime-type="image/png"/></draw:frame><draw:frame draw:style-name="fr1" draw:name="Image28" text:anchor-type="char" svg:x="6.761cm" svg:y="9.618cm" svg:width="12.238cm" svg:height="10.156cm" draw:z-index="28"><draw:image xlink:href="Pictures/100000010000039D000002D882D5C0041BCCF800.png" xlink:type="simple" xlink:show="embed" xlink:actuate="onLoad" draw:mime-type="image/png"/></draw:frame><draw:frame draw:style-name="fr1" draw:name="Image29" text:anchor-type="char" svg:x="-1.649cm" svg:y="19.773cm" svg:width="18.314cm" svg:height="7.361cm" draw:z-index="29"><draw:image xlink:href="Pictures/100000010000039D000002750398EEA11F39AFC1.png" xlink:type="simple" xlink:show="embed" xlink:actuate="onLoad" draw:mime-type="image/png"/></draw:frame></text:p>
      <text:p text:style-name="P2"><draw:frame text:anchor-type="paragraph" draw:z-index="22" draw:name="Google Shape;146;p13" draw:style-name="gr1" draw:text-style-name="P3" svg:width="16.834cm" svg:height="9.827cm" svg:x="-0.093cm" svg:y="-1.36cm"><draw:image xlink:href="Pictures/10000001000001EA00000298A5D9FC8A290025F3.png" xlink:type="simple" xlink:show="embed" xlink:actuate="onLoad" draw:mime-type="image/png"><text:p/></draw:image></draw:frame><draw:frame draw:style-name="fr1" draw:name="Image23" text:anchor-type="char" svg:x="-0.002cm" svg:y="8.467cm" svg:width="17.33cm" svg:height="14.852cm" draw:z-index="23"><draw:image xlink:href="Pictures/100000010000038C000003157DA985CEF70D6039.png" xlink:type="simple" xlink:show="embed" xlink:actuate="onLoad" draw:mime-type="image/png"/></draw:frame></text:p>
      <text:p text:style-name="P2"><draw:frame draw:style-name="fr1" draw:name="Image20" text:anchor-type="char" svg:x="0.263cm" svg:y="-1.436cm" svg:width="18.18cm" svg:height="8.257cm" draw:z-index="19"><draw:image xlink:href="Pictures/100000010000038D0000033157C80C1269BA3361.png" xlink:type="simple" xlink:show="embed" xlink:actuate="onLoad" draw:mime-type="image/png"/></draw:frame><draw:frame draw:style-name="fr1" draw:name="Image21" text:anchor-type="char" svg:x="0.261cm" svg:y="6.899cm" svg:width="18.05cm" svg:height="7.539cm" draw:z-index="20"><draw:image xlink:href="Pictures/100000010000029A0000023D75ACF80770337F54.png" xlink:type="simple" xlink:show="embed" xlink:actuate="onLoad" draw:mime-type="image/png"/></draw:frame><draw:frame draw:style-name="fr1" draw:name="Image22" text:anchor-type="char" svg:x="0.452cm" svg:y="14.571cm" svg:width="17.556cm" svg:height="12.658cm" draw:z-index="21"><draw:image xlink:href="Pictures/100000010000038D000003319818D04A2C4EA83E.png" xlink:type="simple" xlink:show="embed" xlink:actuate="onLoad" draw:mime-type="image/png"/></draw:frame></text:p>
      <text:p text:style-name="P2"><draw:frame draw:style-name="fr1" draw:name="Image16" text:anchor-type="char" svg:x="0.416cm" svg:y="-2cm" svg:width="17cm" svg:height="5.653cm" draw:z-index="15"><draw:image xlink:href="Pictures/100000010000038F0000012F92AE81C1719194C7.png" xlink:type="simple" xlink:show="embed" xlink:actuate="onLoad" draw:mime-type="image/png"/></draw:frame><draw:frame draw:style-name="fr1" draw:name="Image17" text:anchor-type="char" svg:x="0.43cm" svg:y="3.734cm" svg:width="16.992cm" svg:height="7.147cm" draw:z-index="16"><draw:image xlink:href="Pictures/100000010000038E000002E3DDD87B2292D76252.png" xlink:type="simple" xlink:show="embed" xlink:actuate="onLoad" draw:mime-type="image/png"/></draw:frame><draw:frame draw:style-name="fr1" draw:name="Image18" text:anchor-type="char" svg:x="0.43cm" svg:y="10.88cm" svg:width="17.048cm" svg:height="8.177cm" draw:z-index="17"><draw:image xlink:href="Pictures/100000010000038E000002FB85E8A30CB01C54DD.png" xlink:type="simple" xlink:show="embed" xlink:actuate="onLoad" draw:mime-type="image/png"/></draw:frame><draw:frame draw:style-name="fr1" draw:name="Image19" text:anchor-type="char" svg:x="0.109cm" svg:y="19.396cm" svg:width="17.18cm" svg:height="8.645cm" draw:z-index="18"><draw:image xlink:href="Pictures/100000010000038E000001DD00DB3519CB1E78BE.png" xlink:type="simple" xlink:show="embed" xlink:actuate="onLoad" draw:mime-type="image/png"/></draw:frame></text:p>
      <text:p text:style-name="P2"><draw:frame draw:style-name="fr1" draw:name="Image13" text:anchor-type="char" svg:x="0.355cm" svg:y="-2cm" svg:width="16.519cm" svg:height="12.628cm" draw:z-index="12"><draw:image xlink:href="Pictures/10000001000003910000034EA5A44FDA682DE0AD.png" xlink:type="simple" xlink:show="embed" xlink:actuate="onLoad" draw:mime-type="image/png"/></draw:frame><draw:frame draw:style-name="fr1" draw:name="Image14" text:anchor-type="char" svg:x="0.385cm" svg:y="10.716cm" svg:width="16.528cm" svg:height="9.477cm" draw:z-index="13"><draw:image xlink:href="Pictures/10000001000003990000032A92FB1F11C9D99EC6.png" xlink:type="simple" xlink:show="embed" xlink:actuate="onLoad" draw:mime-type="image/png"/></draw:frame><draw:frame draw:style-name="fr1" draw:name="Image15" text:anchor-type="char" svg:x="0.252cm" svg:y="20.336cm" svg:width="17cm" svg:height="5.729cm" draw:z-index="14"><draw:image xlink:href="Pictures/10000001000003830000012FFAC18BF873E159D2.png" xlink:type="simple" xlink:show="embed" xlink:actuate="onLoad" draw:mime-type="image/png"/></draw:frame></text:p>
      <text:p text:style-name="P2"><draw:frame draw:style-name="fr1" draw:name="Image10" text:anchor-type="char" svg:x="1.037cm" svg:y="-2cm" svg:width="13.508cm" svg:height="9.888cm" draw:z-index="9"><draw:image xlink:href="Pictures/100000010000038F00000350F9B1A4963842CD2D.png" xlink:type="simple" xlink:show="embed" xlink:actuate="onLoad" draw:mime-type="image/png"/></draw:frame><draw:frame draw:style-name="fr1" draw:name="Image11" text:anchor-type="char" svg:x="0.864cm" svg:y="6.973cm" svg:width="14.272cm" svg:height="11.543cm" draw:z-index="10"><draw:image xlink:href="Pictures/100000010000038E00000318D4ED7A97E6E36696.png" xlink:type="simple" xlink:show="embed" xlink:actuate="onLoad" draw:mime-type="image/png"/></draw:frame><draw:frame draw:style-name="fr1" draw:name="Image12" text:anchor-type="char" svg:x="0.206cm" svg:y="18.526cm" svg:width="17cm" svg:height="8.797cm" draw:z-index="11"><draw:image xlink:href="Pictures/10000001000002E600000180AB8EB79175A7C68D.png" xlink:type="simple" xlink:show="embed" xlink:actuate="onLoad" draw:mime-type="image/png"/></draw:frame></text:p>
      <text:p text:style-name="P2"><draw:frame draw:style-name="fr1" draw:name="Image5" text:anchor-type="char" svg:x="-0.663cm" svg:y="0cm" svg:width="17.595cm" svg:height="11.751cm" draw:z-index="4"><draw:image xlink:href="Pictures/100000010000039200000338B41BE62ECA640427.png" xlink:type="simple" xlink:show="embed" xlink:actuate="onLoad" draw:mime-type="image/png"/></draw:frame></text:p>
      <text:p text:style-name="P1"><draw:frame draw:style-name="fr1" draw:name="Image6" text:anchor-type="char" svg:x="-0.741cm" svg:y="0.083cm" svg:width="17.653cm" svg:height="12.698cm" draw:z-index="5"><draw:image xlink:href="Pictures/10000001000003920000035345FDC20958F26F5C.png" xlink:type="simple" xlink:show="embed" xlink:actuate="onLoad" draw:mime-type="image/png"/></draw:frame></text:p>
      <text:p text:style-name="P1"><draw:frame draw:style-name="fr1" draw:name="Image7" text:anchor-type="char" svg:x="-1.769cm" svg:y="-1.014cm" svg:width="18.87cm" svg:height="8.874cm" draw:z-index="6"><draw:image xlink:href="Pictures/100000010000038E000003540EDEC0B7A10E6C73.png" xlink:type="simple" xlink:show="embed" xlink:actuate="onLoad" draw:mime-type="image/png"/></draw:frame><draw:frame draw:style-name="fr1" draw:name="Image8" text:anchor-type="char" svg:x="-1.302cm" svg:y="7.858cm" svg:width="18.062cm" svg:height="9.121cm" draw:z-index="7"><draw:image xlink:href="Pictures/100000010000038A00000324029AA93406F210B8.png" xlink:type="simple" xlink:show="embed" xlink:actuate="onLoad" draw:mime-type="image/png"/></draw:frame><draw:frame draw:style-name="fr1" draw:name="Image9" text:anchor-type="char" svg:x="-1.302cm" svg:y="16.977cm" svg:width="17.704cm" svg:height="9.701cm" draw:z-index="8"><draw:image xlink:href="Pictures/100000010000038F0000018FB2015CAAFFEB17FF.png" xlink:type="simple" xlink:show="embed" xlink:actuate="onLoad" draw:mime-type="image/png"/></draw:frame><text:soft-page-break/></text:p>
      <text:p text:style-name="P2"><draw:frame draw:style-name="fr1" draw:name="Image1" text:anchor-type="char" svg:x="-1.783cm" svg:y="-1.568cm" svg:width="10.097cm" svg:height="9.634cm" draw:z-index="0"><draw:image xlink:href="Pictures/100000010000037A0000032687C42A0BC1F01444.png" xlink:type="simple" xlink:show="embed" xlink:actuate="onLoad" draw:mime-type="image/png"/></draw:frame><draw:frame draw:style-name="fr1" draw:name="Image2" text:anchor-type="char" svg:x="8.311cm" svg:y="-1.568cm" svg:width="10.575cm" svg:height="9.731cm" draw:z-index="1"><draw:image xlink:href="Pictures/1000000100000380000002ED23A7BE770F0F1A3F.png" xlink:type="simple" xlink:show="embed" xlink:actuate="onLoad" draw:mime-type="image/png"/></draw:frame><draw:frame draw:style-name="fr1" draw:name="Image3" text:anchor-type="char" svg:x="-1.969cm" svg:y="8.299cm" svg:width="10.225cm" svg:height="9.696cm" draw:z-index="2"><draw:image xlink:href="Pictures/1000000100000380000002ED918A0A9AD8F1477B.png" xlink:type="simple" xlink:show="embed" xlink:actuate="onLoad" draw:mime-type="image/png"/></draw:frame><draw:frame draw:style-name="fr1" draw:name="Image4" text:anchor-type="char" svg:x="8.255cm" svg:y="8.354cm" svg:width="10.744cm" svg:height="9.687cm" draw:z-index="3"><draw:image xlink:href="Pictures/10000001000003600000028FA4FFB9D61084569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9T09:42:06.379897997</meta:creation-date>
    <meta:generator>LibreOffice/7.3.7.2$Linux_X86_64 LibreOffice_project/30$Build-2</meta:generator>
    <dc:date>2025-08-09T11:59:03.173771155</dc:date>
    <meta:editing-duration>PT2H16M32S</meta:editing-duration>
    <meta:editing-cycles>50</meta:editing-cycles>
    <meta:document-statistic meta:table-count="0" meta:image-count="29" meta:object-count="0" meta:page-count="9" meta:paragraph-count="0" meta:word-count="0" meta:character-count="0" meta:non-whitespace-character-count="0"/>
  </office:meta>
</office:document-meta>
</file>